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d8b9" officeooo:paragraph-rsid="0005d8b9"/>
    </style:style>
    <style:style style:name="P2" style:family="paragraph" style:parent-style-name="Standard">
      <style:text-properties officeooo:rsid="0006628e" officeooo:paragraph-rsid="0006628e"/>
    </style:style>
    <style:style style:name="P3" style:family="paragraph" style:parent-style-name="Standard">
      <style:text-properties officeooo:rsid="0006628e" officeooo:paragraph-rsid="00079052"/>
    </style:style>
    <style:style style:name="P4" style:family="paragraph" style:parent-style-name="Standard">
      <style:text-properties officeooo:rsid="0005d8b9" officeooo:paragraph-rsid="00079052"/>
    </style:style>
    <style:style style:name="T1" style:family="text">
      <style:text-properties officeooo:rsid="000662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fessor: Sílvio Melo e Paulo Salgado</text:p>
      <text:p text:style-name="P4">Aulas: CCEN, D003</text:p>
      <text:p text:style-name="P4"/>
      <text:p text:style-name="P4">Resumo do conteúdo:</text:p>
      <text:p text:style-name="P4">A cadeira é bem teórica e matemática, se trata de uma mistura das cadeiras de geometria analítica e álgebra linear que cursos como engenharia passam. Então metade é falando de geometria, então sistema de coordenadas, retas, elipses, manipulação de pontos e vetores. A segunda parte é algebra linear, que basicamente é matriz. Você ficará muito bom em manipular e escalonar matrizes.</text:p>
      <text:p text:style-name="P4"/>
      <text:p text:style-name="P4">Conteúdo pragmático:</text:p>
      <text:p text:style-name="P4">. <text:span text:style-name="T1">Pontos e vetores</text:span></text:p>
      <text:p text:style-name="P4">. <text:span text:style-name="T1">Operações básicas com pontos e vetores</text:span></text:p>
      <text:p text:style-name="P4">. <text:span text:style-name="T1">Produto escalar</text:span></text:p>
      <text:p text:style-name="P4">. <text:span text:style-name="T1">Produto vetorial</text:span></text:p>
      <text:p text:style-name="P4">. <text:span text:style-name="T1">Equações paramétricas da reta</text:span></text:p>
      <text:p text:style-name="P4">. <text:span text:style-name="T1">Equações cartesianas</text:span></text:p>
      <text:p text:style-name="P4">. <text:span text:style-name="T1">Distâncias e posição relativa</text:span></text:p>
      <text:p text:style-name="P4">. <text:span text:style-name="T1">Sistemas de equações</text:span></text:p>
      <text:p text:style-name="P4">. <text:span text:style-name="T1">Matrizes elementares</text:span></text:p>
      <text:p text:style-name="P4">. <text:span text:style-name="T1">Espaços vetoriais</text:span></text:p>
      <text:p text:style-name="P4">. <text:span text:style-name="T1">Combinações lineares</text:span></text:p>
      <text:p text:style-name="P4">. <text:span text:style-name="T1">Matriz de mudança de base</text:span></text:p>
      <text:p text:style-name="P4">. <text:span text:style-name="T1">Transformações lineares</text:span></text:p>
      <text:p text:style-name="P4">. <text:span text:style-name="T1">Transformações injetivas</text:span></text:p>
      <text:p text:style-name="P4">. <text:span text:style-name="T1">Autovalores e autovetores</text:span></text:p>
      <text:p text:style-name="P4">. <text:span text:style-name="T1">Produto interno</text:span></text:p>
      <text:p text:style-name="P4">. <text:span text:style-name="T1">Bases ortogonais</text:span></text:p>
      <text:p text:style-name="P4"/>
      <text:p text:style-name="P3">Fontes de conteúdo adicional</text:p>
      <text:p text:style-name="P3"/>
      <text:p text:style-name="P3"/>
      <text:p text:style-name="P3">Relacionado</text:p>
      <text:p text:style-name="P3">. <text:a xlink:type="simple" xlink:href="https://cin.ufpe.br/~pet/wiki/Álgebra_Vetorial_e_Linear_para_Computação" text:style-name="Internet_20_link" text:visited-style-name="Visited_20_Internet_20_Link">https://cin.ufpe.br/~pet/wiki/%C3%81lgebra_Vetorial_e_Linear_para_Computa%C3%A7%C3%A3o</text:a></text:p>
      <text:p text:style-name="P3">. <text:a xlink:type="simple" xlink:href="https://cin.ufpe.br/~ma531/forum/index.php" text:style-name="Internet_20_link" text:visited-style-name="Visited_20_Internet_20_Link">https://cin.ufpe.br/~ma531/forum/index.php</text:a></text:p>
      <text:p text:style-name="P3">. No PetLib tem resumos da disciplina, Link no readme do repositór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M52S</meta:editing-duration>
    <meta:editing-cycles>6</meta:editing-cycles>
    <meta:generator>LibreOffice/5.1.6.2$Linux_X86_64 LibreOffice_project/10m0$Build-2</meta:generator>
    <dc:date>2018-11-15T09:40:48.230302660</dc:date>
    <meta:document-statistic meta:table-count="0" meta:image-count="0" meta:object-count="0" meta:page-count="1" meta:paragraph-count="27" meta:word-count="161" meta:character-count="1118" meta:non-whitespace-character-count="984"/>
    <meta:user-defined meta:name="Info 1"/>
    <meta:user-defined meta:name="Info 2"/>
    <meta:user-defined meta:name="Info 3"/>
    <meta:user-defined meta:name="Info 4"/>
  </office:meta>
</office:document-meta>
</file>